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6.354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6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5" style:family="table-cell" style:parent-style-name="Default">
      <style:text-properties fo:color="#000000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239" style:family="table-cell" style:parent-style-name="Default">
      <style:table-cell-properties fo:border="none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office:forms form:automatic-focus="false" form:apply-design-mode="false"/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nk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dauer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office:forms form:automatic-focus="false" form:apply-design-mode="false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</text:span><text:span text:style-name="T2">mehrmals </text:span><text:span text:style-name="T2">vorkommen </text:span><text:span text:style-name="T2">können. (JSON-</text:span><text:span text:style-name="T2">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70"/>
          <table:table-cell table:style-name="ce150" office:value-type="string" calcext:value-type="string">
            <text:p>CONNECTED</text:p>
          </table:table-cell>
          <table:table-cell table:style-name="ce150"/>
          <table:table-cell table:style-name="ce150" office:value-type="string" calcext:value-type="string">
            <text:p>Es besteht eine Verbindung zur Hardware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66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21" office:value-type="string" calcext:value-type="string">
            <text:p>ControllableFunction</text:p>
          </table:table-cell>
          <table:table-cell table:style-name="ce121"/>
          <table:table-cell table:style-name="ce121" office:value-type="string" calcext:value-type="string">
            <text:p>HEADLIGHTS</text:p>
          </table:table-cell>
          <table:table-cell table:style-name="ce121" office:value-type="float" office:value="1" calcext:value-type="float">
            <text:p>1</text:p>
          </table:table-cell>
          <table:table-cell table:style-name="ce121" office:value-type="string" calcext:value-type="string">
            <text:p>Stirnbeleuchtung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6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OPERATING_SOUNDS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string" calcext:value-type="string">
            <text:p>Betriebsgeräusch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6"/>
          <table:table-cell table:number-columns-repeated="58"/>
        </table:table-row>
        <table:table-row table:style-name="ro1">
          <table:table-cell table:style-name="ce121" office:value-type="string" calcext:value-type="string">
            <text:p>Day</text:p>
          </table:table-cell>
          <table:table-cell table:style-name="ce121"/>
          <table:table-cell table:style-name="ce121" office:value-type="string" calcext:value-type="string">
            <text:p>SUNDAY</text:p>
          </table:table-cell>
          <table:table-cell table:style-name="ce121" office:value-type="float" office:value="0" calcext:value-type="float">
            <text:p>0</text:p>
          </table:table-cell>
          <table:table-cell table:style-name="ce121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MONDAY</text:p>
          </table:table-cell>
          <table:table-cell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UESDAY</text:p>
          </table:table-cell>
          <table:table-cell table:style-name="ce112" office:value-type="float" office:value="2" calcext:value-type="float">
            <text:p>2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WEDNESDAY</text:p>
          </table:table-cell>
          <table:table-cell table:style-name="ce112" office:value-type="float" office:value="3" calcext:value-type="float">
            <text:p>3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THURSDAY</text:p>
          </table:table-cell>
          <table:table-cell table:style-name="ce112" office:value-type="float" office:value="4" calcext:value-type="float">
            <text:p>4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FRIDAY</text:p>
          </table:table-cell>
          <table:table-cell table:style-name="ce112" office:value-type="float" office:value="5" calcext:value-type="float">
            <text:p>5</text:p>
          </table:table-cell>
          <table:table-cell table:style-name="ce112" table:number-columns-repeated="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ATURDAY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2"/>
          <table:table-cell table:number-columns-repeated="58"/>
        </table:table-row>
        <table:table-row table:style-name="ro1">
          <table:table-cell table:style-name="ce121" office:value-type="string" calcext:value-type="string">
            <text:p>DayTime</text:p>
          </table:table-cell>
          <table:table-cell table:style-name="ce121"/>
          <table:table-cell table:style-name="ce121" office:value-type="string" calcext:value-type="string">
            <text:p>NIGHT</text:p>
          </table:table-cell>
          <table:table-cell table:style-name="ce121"/>
          <table:table-cell table:style-name="ce121" office:value-type="string" calcext:value-type="string">
            <text:p>Nacht (22:30 – 4:00)</text:p>
          </table:table-cell>
          <table:table-cell table:style-name="ce121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SUNRISE</text:p>
          </table:table-cell>
          <table:table-cell table:style-name="ce112"/>
          <table:table-cell table:style-name="ce112" office:value-type="string" calcext:value-type="string">
            <text:p>Sonnenaufgang (4:00 – 5:0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12" table:number-columns-repeated="2"/>
          <table:table-cell table:style-name="ce112" office:value-type="string" calcext:value-type="string">
            <text:p>DAY</text:p>
          </table:table-cell>
          <table:table-cell table:style-name="ce112"/>
          <table:table-cell table:style-name="ce112" office:value-type="string" calcext:value-type="string">
            <text:p>Tag (5:00 – 21:30)</text:p>
          </table:table-cell>
          <table:table-cell table:style-name="ce112"/>
          <table:table-cell table:number-columns-repeated="58"/>
        </table:table-row>
        <table:table-row table:style-name="ro1">
          <table:table-cell table:style-name="ce109" table:number-columns-repeated="2"/>
          <table:table-cell table:style-name="ce109" office:value-type="string" calcext:value-type="string">
            <text:p>SUNSET</text:p>
          </table:table-cell>
          <table:table-cell table:style-name="ce109"/>
          <table:table-cell table:style-name="ce109" office:value-type="string" calcext:value-type="string">
            <text:p>Sonnenuntergang (21:30 – 22:30)</text:p>
          </table:table-cell>
          <table:table-cell table:style-name="ce109"/>
          <table:table-cell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66" office:value-type="string" calcext:value-type="string">
            <text:p>EmergencyTriggerReason</text:p>
          </table:table-cell>
          <table:table-cell table:style-name="ce75"/>
          <table:table-cell table:style-name="ce75" office:value-type="string" calcext:value-type="string">
            <text:p>CENTRAL_STATION</text:p>
          </table:table-cell>
          <table:table-cell table:style-name="ce157"/>
          <table:table-cell table:style-name="ce75" office:value-type="string" calcext:value-type="string">
            <text:p>Durch die CentralStation ausgelöst</text:p>
          </table:table-cell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EXTERN</text:p>
          </table:table-cell>
          <table:table-cell table:style-name="ce159"/>
          <table:table-cell table:style-name="ce123" office:value-type="string" calcext:value-type="string">
            <text:p>Durch externe Ereignisse (z.B. Notausschalter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3" table:number-columns-repeated="2"/>
          <table:table-cell table:style-name="ce123" office:value-type="string" calcext:value-type="string">
            <text:p>SOFTWARE_MANUELL</text:p>
          </table:table-cell>
          <table:table-cell table:style-name="ce159"/>
          <table:table-cell table:style-name="ce123" office:value-type="string" calcext:value-type="string">
            <text:p>Manuell durch die Software (Notausbutton)</text:p>
          </table:table-cell>
          <table:table-cell table:style-name="ce110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24" table:number-columns-repeated="2"/>
          <table:table-cell table:style-name="ce124" office:value-type="string" calcext:value-type="string">
            <text:p>SELF_ACTING_BY_EXTERN_SWITCHING</text:p>
          </table:table-cell>
          <table:table-cell table:style-name="ce158"/>
          <table:table-cell table:style-name="ce124" office:value-type="string" calcext:value-type="string">
            <text:p>im Automatikmodus wenn durch die CS eine Weiche gestellt wurde</text:p>
          </table:table-cell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UNKNOWN_ERROR</text:p>
          </table:table-cell>
          <table:table-cell table:style-name="ce150"/>
          <table:table-cell table:style-name="ce150" office:value-type="string" calcext:value-type="string">
            <text:p>Unbekannter Fehler aufgetrete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UNKNOWN_GROUP_ID</text:p>
          </table:table-cell>
          <table:table-cell table:style-name="ce155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MESSAGE_ID</text:p>
          </table:table-cell>
          <table:table-cell table:style-name="ce149" table:number-columns-repeated="2"/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55" office:value-type="string" calcext:value-type="string">
            <text:p>NO_DEFAULT_GIVEN</text:p>
          </table:table-cell>
          <table:table-cell table:style-name="ce149"/>
          <table:table-cell table:style-name="ce155" office:value-type="string" calcext:value-type="string">
            <text:p>Es existiert kein Standar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SAME_ORIGIN_NEEDED</text:p>
          </table:table-cell>
          <table:table-cell table:style-name="ce155"/>
          <table:table-cell table:style-name="ce149" office:value-type="string" calcext:value-type="string">
            <text:p>Client und Server laufen nicht auf selbem Hos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56" office:value-type="string" calcext:value-type="string">
            <text:p>SETTING_NOT_ALLOWED</text:p>
          </table:table-cell>
          <table:table-cell table:style-name="ce156"/>
          <table:table-cell table:style-name="ce156" office:value-type="string" calcext:value-type="string">
            <text:p>Setzten der Werte (z.B. im automatic-Modus) nicht möglich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37" table:number-columns-repeated="2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38">
          <table:table-cell table:number-columns-repeated="64"/>
        </table:table-row>
        <table:table-row table:style-name="ro2" table:number-rows-repeated="4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</text:span><text:span text:style-name="T3">Wert „null“ </text:span><text:span text:style-name="T3">enthalten. Feld </text:span><text:span text:style-name="T3">wird in einem </text:span><text:span text:style-name="T3">solchem Fall </text:span><text:span text:style-name="T3">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ToggleState</text:p>
          </table:table-cell>
          <table:table-cell table:style-name="ce304" office:value-type="string" calcext:value-type="string">
            <text:p>mainLightOn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Schreibtischlampe an / aus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95"/>
          <table:table-cell table:style-name="ce195" office:value-type="string" calcext:value-type="string">
            <text:p>MsgGroups</text:p>
          </table:table-cell>
          <table:table-cell table:style-name="ce195" office:value-type="string" calcext:value-type="string">
            <text:p>msgGroups</text:p>
          </table:table-cell>
          <table:table-cell table:style-name="ce195"/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-1" calcext:value-type="float">
            <text:p>-1</text:p>
          </table:table-cell>
          <table:table-cell table:style-name="ce195" office:value-type="string" calcext:value-type="string">
            <text:p>Gruppe der Nachrichten die zum Client geschickt werden</text:p>
          </table:table-cell>
          <table:table-cell table:style-name="ce195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113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3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Event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Time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Long</text:p>
          </table:table-cell>
          <table:table-cell table:style-name="ce131" office:value-type="string" calcext:value-type="string">
            <text:p>multiplicator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448" office:value-type="string" calcext:value-type="string">
            <text:p>Geschwindigkeitsfaktor Modellbahnzeit</text:p>
          </table:table-cell>
          <table:table-cell table:style-name="ce448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06"/>
          <table:table-cell table:style-name="ce206" office:value-type="string" calcext:value-type="string">
            <text:p>DayTime</text:p>
          </table:table-cell>
          <table:table-cell table:style-name="ce206" office:value-type="string" calcext:value-type="string">
            <text:p>curDayTime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Tageszeit (z.B. Sonnenaufgang)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Bool</text:p>
          </table:table-cell>
          <table:table-cell table:style-name="ce285" office:value-type="string" calcext:value-type="string">
            <text:p>dayTimeSwitch</text:p>
          </table:table-cell>
          <table:table-cell table:style-name="ce285"/>
          <table:table-cell table:number-columns-repeated="2"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Tageszeitwechsel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90" office:value-type="string" calcext:value-type="string">
            <text:p>GlobalTimerData</text:p>
          </table:table-cell>
          <table:table-cell table:style-name="ce206" office:value-type="string" calcext:value-type="string">
            <text:p>Day</text:p>
          </table:table-cell>
          <table:table-cell table:style-name="ce206" office:value-type="string" calcext:value-type="string">
            <text:p>curModelDay</text:p>
          </table:table-cell>
          <table:table-cell table:style-name="ce206"/>
          <table:table-cell table:number-columns-repeated="2" table:style-name="ce206" office:value-type="float" office:value="1" calcext:value-type="float">
            <text:p>1</text:p>
          </table:table-cell>
          <table:table-cell table:style-name="ce398" office:value-type="string" calcext:value-type="string">
            <text:p>Aktueller Modelbahnta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Default"/>
          <table:table-cell table:style-name="ce131" office:value-type="string" calcext:value-type="string">
            <text:p>Time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hh:mm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2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adresse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31"/>
          <table:table-cell table:style-name="ce112" office:value-type="string" calcext:value-type="string">
            <text:p>ControllableFunction</text:p>
          </table:table-cell>
          <table:table-cell table:style-name="ce112" office:value-type="string" calcext:value-type="string">
            <text:p>function</text:p>
          </table:table-cell>
          <table:table-cell table:style-name="ce239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239" office:value-type="string" calcext:value-type="string">
            <text:p>Lokfunktion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Bool</text:p>
          </table:table-cell>
          <table:table-cell table:style-name="ce118" office:value-type="string" calcext:value-type="string">
            <text:p>active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aktiveren</text:p>
          </table:table-cell>
          <table:table-cell table:style-name="ce286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107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209" office:value-type="string" calcext:value-type="string">
            <text:p>Integer</text:p>
          </table:table-cell>
          <table:table-cell table:style-name="ce209" office:value-type="string" calcext:value-type="string">
            <text:p>i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4" office:value-type="string" calcext:value-type="string">
            <text:p>SwitchStand</text:p>
          </table:table-cell>
          <table:table-cell table:style-name="ce124" office:value-type="string" calcext:value-type="string">
            <text:p>switchStand</text:p>
          </table:table-cell>
          <table:table-cell table:style-name="ce173"/>
          <table:table-cell table:number-columns-repeated="2" table:style-name="ce195" office:value-type="float" office:value="1" calcext:value-type="float">
            <text:p>1</text:p>
          </table:table-cell>
          <table:table-cell table:style-name="ce173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 table:number-rows-repeated="14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11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34">
          <table:table-cell table:number-columns-repeated="64"/>
        </table:table-row>
        <table:table-row table:style-name="ro2" table:number-rows-repeated="3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2.253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34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5.386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6.684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</text:span><text:span text:style-name="T2">(Nachricht wird nur </text:span><text:span text:style-name="T2">intern behandelt)</text:span></text:p>
              <text:p text:style-name="P1"><text:span text:style-name="T2">SG =&gt; SINGLE </text:span><text:span text:style-name="T2">(Nachricht wird nur </text:span><text:span text:style-name="T2">zum Client geschickt)</text:span></text:p>
              <text:p text:style-name="P1"><text:span text:style-name="T2">GP =&gt; GROUP </text:span><text:span text:style-name="T2">(Nachricht wird an die </text:span><text:span text:style-name="T2">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1.166cm" svg:y="0.039cm" draw:caption-point-x="-0.609cm" draw:caption-point-y="1.005c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243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3.118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400" office:value-type="string" calcext:value-type="string">
            <text:p>GlobalTimerEvent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31" office:value-type="string" calcext:value-type="string">
            <text:p>LocoFunction</text:p>
          </table:table-cell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7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number-columns-repeated="2" table:style-name="ce55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Positve Antwort auf LOCK_BLOCK und LOCK_BLOCK_WAITING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Negative Antwort auf LOCK_BLOCK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12" office:value-type="string" calcext:value-type="string">
            <text:p>Aufheben eines gesetzten Locks</text:p>
          </table:table-cell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68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1P0" style:volatile="true">
      <number:text>Wahr</number:text>
    </number:number-style>
    <number:number-style style:name="N141P1" style:volatile="true">
      <number:text>Wahr</number:text>
    </number:number-style>
    <number:number-style style:name="N141">
      <number:text>Falsch</number:text>
      <style:map style:condition="value()&gt;0" style:apply-style-name="N141P0"/>
      <style:map style:condition="value()&lt;0" style:apply-style-name="N141P1"/>
    </number:number-style>
    <number:currency-style style:name="N13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37P0" style:volatile="true">
      <number:number number:decimal-places="2" number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7P0"/>
    </number:number-style>
    <number:number-style style:name="N136P0" style:volatile="true"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-</number:text>
      <number:number number:decimal-places="0" number:min-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18P0" style:volatile="true">
      <number:text>Ja</number:text>
    </number:number-style>
    <number:number-style style:name="N118P1" style:volatile="true">
      <number:text>Ja</number:text>
    </number:number-style>
    <number:number-style style:name="N118">
      <number:text>Nein</number:text>
      <style:map style:condition="value()&gt;0" style:apply-style-name="N118P0"/>
      <style:map style:condition="value()&lt;0" style:apply-style-name="N118P1"/>
    </number:number-style>
    <number:number-style style:name="N116P0" style:volatile="true">
      <number:text>Ein</number:text>
    </number:number-style>
    <number:number-style style:name="N116P1" style:volatile="true">
      <number:text>Ein</number:text>
    </number:number-style>
    <number:number-style style:name="N116">
      <number:text>Aus</number:text>
      <style:map style:condition="value()&gt;0" style:apply-style-name="N116P0"/>
      <style:map style:condition="value()&lt;0" style:apply-style-name="N116P1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2-12-20T19:10:05.521813476</dc:date>
    <meta:generator>LibreOffice/7.3.7.2$Linux_X86_64 LibreOffice_project/30$Build-2</meta:generator>
    <meta:editing-duration>P25DT21H21M11S</meta:editing-duration>
    <meta:editing-cycles>494</meta:editing-cycles>
    <meta:document-statistic meta:table-count="6" meta:cell-count="1653" meta:object-count="0"/>
  </office:meta>
</office:document-meta>
</file>